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75,426,085,54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73,517,394,21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71,290,616,199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65,979,279,263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60,057,164,18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54,197,653,360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49,997,717,276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45,065,490,596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0,977,153,155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36,078,333,161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33,935,367,284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0,796,257,113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26,495,413,069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4,380,937,138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7,451,309,85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2,609,117,791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05,045,818,835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9,475,207,23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6,577,871,097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3,042,265,026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0,157,232,197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5,782,330,2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4,848,991,40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09:55.528817750</dc:date>
    <meta:editing-duration>PT16M12S</meta:editing-duration>
    <meta:editing-cycles>3</meta:editing-cycles>
    <meta:generator>LibreOffice/7.2.6.2$Linux_X86_64 LibreOffice_project/20$Build-2</meta:generator>
    <meta:document-statistic meta:table-count="1" meta:cell-count="48" meta:object-count="0"/>
  </office:meta>
</office:document-meta>
</file>